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4.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7.297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l</text:p>
          </table:table-cell>
          <table:table-cell office:value-type="string">
            <text:p>UI</text:p>
          </table:table-cell>
          <table:table-cell office:value-type="string">
            <text:p>All UI should be as per mockups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lash screen and </text:p>
            <text:p>tutorial screen</text:p>
          </table:table-cell>
          <table:table-cell office:value-type="string">
            <text:p>Text content and images</text:p>
          </table:table-cell>
          <table:table-cell/>
          <table:table-cell office:value-type="string">
            <text:p>Check the content and alignment</text:p>
          </table:table-cell>
          <table:table-cell table:number-columns-repeated="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tutorial screen6</text:p>
          </table:table-cell>
          <table:table-cell office:value-type="string">
            <text:p>logi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orial screen6</text:p>
          </table:table-cell>
          <table:table-cell office:value-type="string">
            <text:p>signup</text:p>
          </table:table-cell>
          <table:table-cell office:value-type="string">
            <text:p>Click on signup</text:p>
          </table:table-cell>
          <table:table-cell office:value-type="string">
            <text:p>It should open Signup pag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orial screen6</text:p>
          </table:table-cell>
          <table:table-cell office:value-type="string">
            <text:p>Skip for now</text:p>
          </table:table-cell>
          <table:table-cell office:value-type="string">
            <text:p>Click on skip now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office:value-type="string">
            <text:p>userid</text:p>
          </table:table-cell>
          <table:table-cell/>
          <table:table-cell office:value-type="string">
            <text:p>Check the user id by giving some name </text:p>
            <text:p>with special charecters</text:p>
            <text:p/>
          </table:table-cell>
          <table:table-cell office:value-type="string">
            <text:p><text:a xlink:href="mailto:vjkhfjd**$@gmail.com">vjkhfjd**$@gmail.com</text:a>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It should logg into app</text:p>
          </table:table-cell>
          <table:table-cell table:number-columns-repeated="5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signup</text:p>
          </table:table-cell>
          <table:table-cell office:value-type="string">
            <text:p>email</text:p>
          </table:table-cell>
          <table:table-cell office:value-type="string">
            <text:p>Check validation for Email field </text:p>
          </table:table-cell>
          <table:table-cell table:style-name="ce4"/>
          <table:table-cell office:value-type="string">
            <text:p>dsdas&lt;&lt;&lt;<text:a xlink:href="mailto:%25@gmail.com">%@gmail.com</text:a></text:p>
            <text:p><text:a xlink:href="mailto:Fhgfhfghf+!@gmail.com">Fhgfhfghf+!@gmail.com</text:a></text:p>
            <text:p><text:a xlink:href="mailto:Vineelasonu@gmail.com">Vineelasonu@gmail.com</text:a>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signup</text:p>
          </table:table-cell>
          <table:table-cell office:value-type="string">
            <text:p>username</text:p>
          </table:table-cell>
          <table:table-cell office:value-type="string">
            <text:p>No special characters. Only allowed </text:p>
            <text:p>characters are A-Za-z0-9</text:p>
            <text:p/>
          </table:table-cell>
          <table:table-cell/>
          <table:table-cell office:value-type="string">
            <text:p>1.vineela@##</text:p>
            <text:p>2.Vineela123</text:p>
            <text:p><text:a xlink:href="mailto:vineelas@134">vineelas@134</text:a>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gnup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signup</text:p>
          </table:table-cell>
          <table:table-cell office:value-type="string">
            <text:p>firstname</text:p>
          </table:table-cell>
          <table:table-cell/>
          <table:table-cell office:value-type="string">
            <text:p>It should accept any name <text:s/>first name and</text:p>
            <text:p><text:s/>last name </text:p>
          </table:table-cell>
          <table:table-cell office:value-type="string">
            <text:p>1.vini</text:p>
            <text:p>2.vini sonu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signup</text:p>
          </table:table-cell>
          <table:table-cell office:value-type="string">
            <text:p>Check box</text:p>
          </table:table-cell>
          <table:table-cell/>
          <table:table-cell office:value-type="string">
            <text:p>It should be checked if not it should </text:p>
            <text:p>show error</text:p>
          </table:table-cell>
          <table:table-cell office:value-type="string">
            <text:p>1.uncheked </text:p>
            <text:p>2.Cheked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gnup</text:p>
          </table:table-cell>
          <table:table-cell office:value-type="string">
            <text:p>create account</text:p>
          </table:table-cell>
          <table:table-cell office:value-type="string">
            <text:p>click on create account</text:p>
          </table:table-cell>
          <table:table-cell office:value-type="string">
            <text:p>It should create account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rt screen</text:p>
          </table:table-cell>
          <table:table-cell office:value-type="string">
            <text:p>Menu</text:p>
          </table:table-cell>
          <table:table-cell office:value-type="string">
            <text:p>click on menu</text:p>
          </table:table-cell>
          <table:table-cell office:value-type="string">
            <text:p>)It should show the background page as</text:p>
            <text:p><text:s/>well pop overpage</text:p>
            <text:p>2) In Backgroung page it should show only</text:p>
            <text:p><text:s/>sort by, login and menu icon</text:p>
          </table:table-cell>
          <table:table-cell table:number-columns-repeated="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Ar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office:value-type="string">
            <text:p>1.sandeep</text:p>
            <text:p>2.Giridev</text:p>
            <text:p>3.Bob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rt screen</text:p>
          </table:table-cell>
          <table:table-cell office:value-type="string">
            <text:p>filter by</text:p>
          </table:table-cell>
          <table:table-cell office:value-type="string">
            <text:p>click on filter by</text:p>
          </table:table-cell>
          <table:table-cell office:value-type="string">
            <text:p>It should allow to select one option at a time</text:p>
            <text:p><text:s/>and it shouldnt allow to open both sort by </text:p>
            <text:p>Filter by at a time and check the results as</text:p>
            <text:p><text:s/>per selection or no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t screen</text:p>
          </table:table-cell>
          <table:table-cell office:value-type="string">
            <text:p>sort by</text:p>
          </table:table-cell>
          <table:table-cell office:value-type="string">
            <text:p>click on sort by</text:p>
          </table:table-cell>
          <table:table-cell table:number-columns-repeated="5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Art scree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/>
          <table:table-cell office:value-type="string">
            <text:p>Check for Back button Artist image with view profile in the header</text:p>
            <text:p>1)click on <text:s/>Back button</text:p>
            <text:p>2)click on view profile</text:p>
            <text:p>3)Check the image</text:p>
            <text:p>4)Click on the name below the art 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Art screen</text:p>
          </table:table-cell>
          <table:table-cell office:value-type="string">
            <text:p>Click on art</text:p>
          </table:table-cell>
          <table:table-cell office:value-type="string">
            <text:p>scroll up the page to see next arts</text:p>
            <text:p>It should go to the art detailed page</text:p>
            <text:p/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t detail screen</text:p>
          </table:table-cell>
          <table:table-cell office:value-type="string">
            <text:p><text:s/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t detail screen</text:p>
          </table:table-cell>
          <table:table-cell office:value-type="string">
            <text:p>view profile</text:p>
          </table:table-cell>
          <table:table-cell office:value-type="string">
            <text:p>click on view profile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rt detail screen</text:p>
          </table:table-cell>
          <table:table-cell office:value-type="string">
            <text:p>Check the image</text:p>
          </table:table-cell>
          <table:table-cell office:value-type="string">
            <text:p>)Below the image it should show number </text:p>
            <text:p>of <text:s/>view&amp; favorited.</text:p>
            <text:p>It should allow user to favorite the </text:p>
            <text:p>art(Logged user)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Art detail screen</text:p>
          </table:table-cell>
          <table:table-cell office:value-type="string">
            <text:p>comment</text:p>
          </table:table-cell>
          <table:table-cell office:value-type="string">
            <text:p>It should allow only for the logged in user </text:p>
            <text:p>to comment if user is not logged in it</text:p>
            <text:p><text:s/>should go to logi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tis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Artist screen</text:p>
          </table:table-cell>
          <table:table-cell/>
          <table:table-cell office:value-type="string">
            <text:p>It should show <text:s/>" Featured","All" instead </text:p>
            <text:p>of sort by other options are same as in </text:p>
            <text:p>Art page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ist detail screen</text:p>
          </table:table-cell>
          <table:table-cell office:value-type="string">
            <text:p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Artist detail screen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 rtist it should increase </text:p>
            <text:p>the number in followers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tist detail screen</text:p>
          </table:table-cell>
          <table:table-cell office:value-type="string">
            <text:p>UI</text:p>
          </table:table-cell>
          <table:table-cell office:value-type="string">
            <text:p>as per the mockup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tist detail screen</text:p>
          </table:table-cell>
          <table:table-cell office:value-type="string">
            <text:p>About</text:p>
          </table:table-cell>
          <table:table-cell office:value-type="string">
            <text:p>click on about It should show Bio of artist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tist detail screen</text:p>
          </table:table-cell>
          <table:table-cell office:value-type="string">
            <text:p>portfolio</text:p>
          </table:table-cell>
          <table:table-cell office:value-type="string">
            <text:p>click on portfolio-&gt;it should show arts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rtist detail screen</text:p>
          </table:table-cell>
          <table:table-cell office:value-type="string">
            <text:p>recent activity</text:p>
          </table:table-cell>
          <table:table-cell office:value-type="string">
            <text:p>click on it-&gt;It should show recent </text:p>
            <text:p>Activities of artist</text:p>
          </table:table-cell>
          <table:table-cell table:number-columns-repeated="5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y favorites</text:p>
          </table:table-cell>
          <table:table-cell office:value-type="string">
            <text:p>Click on art</text:p>
          </table:table-cell>
          <table:table-cell office:value-type="string">
            <text:p>It should go to the art detailed page</text:p>
            <text:p>All the arts displayed in arts should be</text:p>
            <text:p><text:s/>Favorited by the user</text:p>
          </table:table-cell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y Profile</text:p>
          </table:table-cell>
          <table:table-cell/>
          <table:table-cell office:value-type="string">
            <text:p>It should show user name and art of user </text:p>
            <text:p>And “view”,” Favorited” followers”</text:p>
            <text:p>when user clicks his own arts it shouldn't </text:p>
            <text:p>Show follow </text:p>
          </table:table-cell>
          <table:table-cell table:number-columns-repeated="5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bout us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rtist it should increase </text:p>
            <text:p>the number in followers</text:p>
          </table:table-cell>
          <table:table-cell table:number-columns-repeated="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ogout</text:p>
          </table:table-cell>
          <table:table-cell office:value-type="string">
            <text:p>logout</text:p>
          </table:table-cell>
          <table:table-cell office:value-type="string">
            <text:p>it should logout from the app and </text:p>
            <text:p>Shoud go to tutorial 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me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Home</text:p>
          </table:table-cell>
          <table:table-cell office:value-type="string">
            <text:p>Post your status</text:p>
          </table:table-cell>
          <table:table-cell office:value-type="string">
            <text:p>it should allow user to post </text:p>
            <text:p/>
          </table:table-cell>
          <table:table-cell table:number-columns-repeated="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Home</text:p>
          </table:table-cell>
          <table:table-cell/>
          <table:table-cell office:value-type="string">
            <text:p>In home we can see all artist that user is</text:p>
            <text:p><text:s/>following and their updates</text:p>
          </table:table-cell>
          <table:table-cell table:number-columns-repeated="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Home</text:p>
          </table:table-cell>
          <table:table-cell/>
          <table:table-cell office:value-type="string">
            <text:p>Click on own profile shouldn't</text:p>
            <text:p><text:s/>show follow </text:p>
          </table:table-cell>
          <table:table-cell table:number-columns-repeated="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For non logged in user it should show only </text:p>
            <text:p>1.Art</text:p>
            <text:p>2.Artist</text:p>
            <text:p>3.About us</text:p>
            <text:p>4.Tips</text:p>
            <text:p>5.Login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ll</text:p>
          </table:table-cell>
          <table:table-cell office:value-type="string">
            <text:p>Tips</text:p>
          </table:table-cell>
          <table:table-cell office:value-type="string">
            <text:p>click on tips -&gt;it should go to tutorial pages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gin</text:p>
          </table:table-cell>
          <table:table-cell/>
          <table:table-cell office:value-type="string">
            <text:p>it should go to login page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1/08/2013</text:date>, <text:time>18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01T18:19:32.59</dc:date>
    <meta:editing-duration>PT10H29M11S</meta:editing-duration>
    <meta:editing-cycles>24</meta:editing-cycles>
    <meta:generator>OpenOffice.org/3.4$Win32 OpenOffice.org_project/340m1$Build-9590</meta:generator>
    <meta:document-statistic meta:table-count="3" meta:cell-count="312" meta:object-count="0"/>
  </office:meta>
</office:document-meta>
</file>